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82in"/>
    </style:style>
    <style:style style:name="co2" style:family="table-column">
      <style:table-column-properties fo:break-before="auto" style:column-width="1.9445in"/>
    </style:style>
    <style:style style:name="co3" style:family="table-column">
      <style:table-column-properties fo:break-before="auto" style:column-width="1.8571in"/>
    </style:style>
    <style:style style:name="co4" style:family="table-column">
      <style:table-column-properties fo:break-before="auto" style:column-width="3.91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1028in"/>
    </style:style>
    <style:style style:name="co7" style:family="table-column">
      <style:table-column-properties fo:break-before="auto" style:column-width="1.5291in"/>
    </style:style>
    <style:style style:name="co8" style:family="table-column">
      <style:table-column-properties fo:break-before="auto" style:column-width="1.4638in"/>
    </style:style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1.5508in"/>
    </style:style>
    <style:style style:name="co11" style:family="table-column">
      <style:table-column-properties fo:break-before="auto" style:column-width="1.6382in"/>
    </style:style>
    <style:style style:name="co12" style:family="table-column">
      <style:table-column-properties fo:break-before="auto" style:column-width="2.895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6063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1.461in" fo:break-before="auto" style:use-optimal-row-height="fals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0.0008in solid #000080"/>
    </style:style>
    <style:style style:name="ce2" style:family="table-cell" style:parent-style-name="Default">
      <style:table-cell-properties fo:background-color="#000080" style:text-align-source="fix" style:repeat-content="false" fo:border="0.0008in solid #cccccc"/>
      <style:paragraph-properties fo:text-align="center" fo:margin-left="0in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00008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#000080" fo:border="0.0008in solid #cccccc"/>
    </style:style>
    <style:style style:name="gr1" style:family="graphic">
      <style:graphic-properties draw:stroke="solid" svg:stroke-width="0.0102in" svg:stroke-color="#000000" draw:marker-start-width="0.1181in" draw:marker-start-center="false" draw:marker-end-width="0.1181in" draw:marker-end-center="false" draw:stroke-linejoin="miter" draw:fill="gradient" draw:fill-color="#ffffff" draw:fill-gradient-name="Rectangular_20_red_2f_white" draw:textarea-horizontal-align="center" draw:textarea-vertical-align="middle" draw:auto-grow-height="false" draw:fit-to-size="false" fo:min-height="0in" fo:min-width="0in" fo:padding-top="0.0512in" fo:padding-bottom="0.0512in" fo:padding-left="0.0984in" fo:padding-right="0.0984in" fo:wrap-option="wrap" draw:shadow="hidden" draw:shadow-offset-x="0.1181in" draw:shadow-offset-y="0.1181in" draw:shadow-color="#808080"/>
    </style:style>
    <style:style style:name="gr2" style:family="graphic">
      <style:graphic-properties draw:stroke="solid" svg:stroke-width="0.0102in" svg:stroke-color="#000000" draw:marker-start-width="0.1181in" draw:marker-start-center="false" draw:marker-end-width="0.1181in" draw:marker-end-center="false" draw:stroke-linejoin="miter" draw:fill="gradient" draw:fill-color="#ffffff" draw:fill-gradient-name="Rectangular_20_red_2f_white" draw:textarea-horizontal-align="center" draw:textarea-vertical-align="middle" draw:auto-grow-height="false" draw:fit-to-size="false" fo:min-height="0in" fo:min-width="0in" fo:padding-top="0.0512in" fo:padding-bottom="0.0512in" fo:padding-left="0.0984in" fo:padding-right="0.0984in" fo:wrap-option="wrap" draw:shadow="hidden" draw:shadow-offset-x="0.1181in" draw:shadow-offset-y="0.1181in" draw:shadow-color="#808080"/>
    </style:style>
    <style:style style:name="P1" style:family="paragraph">
      <style:paragraph-properties fo:margin-left="0in" fo:margin-right="0in" fo:text-indent="0in" style:writing-mode="lr-tb">
        <style:tab-stops/>
      </style:paragraph-properties>
    </style:style>
    <style:style style:name="P2" style:family="paragraph">
      <style:paragraph-properties fo:margin-left="0in" fo:margin-right="0in" fo:margin-top="0in" fo:margin-bottom="0in" fo:line-height="100%" fo:text-align="start" text:enable-numbering="false" fo:text-indent="0in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style:text-position="super 58%"/>
    </style:style>
  </office:automatic-styles>
  <office:body>
    <office:spreadsheet>
      <table:table table:name="5_Day_Volunteer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20" table:default-cell-style-name="ce3"/>
        <table:table-row table:style-name="ro1">
          <table:table-cell table:style-name="ce1">
            <draw:custom-shape table:end-cell-address="5_Day_Volunteers.C9" table:end-x="1.1587in" table:end-y="0.0094in" draw:z-index="0" draw:style-name="gr1" draw:text-style-name="P2" svg:width="5.8287in" svg:height="2.7984in" svg:x="0.1941in" svg:y="0.0736in">
              <text:p text:style-name="P1">Cub Scout Day Camp</text:p>
              <text:p text:style-name="P1">June 23<text:span text:style-name="T1">rd</text:span> - 27<text:span text:style-name="T1">th</text:span></text:p>
              <text:p text:style-name="P1"><text:span text:style-name="T1">5-Day Volunteers</text:span></text:p>
  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  <draw:equation draw:name="f0" draw:formula="$0 -10800"/>
                <draw:equation draw:name="f1" draw:formula="?f0 *2"/>
                <draw:equation draw:name="f2" draw:formula="abs(?f1 )"/>
                <draw:equation draw:name="f3" draw:formula="if(?f1 ,0,?f2 )"/>
                <draw:equation draw:name="f4" draw:formula="21600-?f2 "/>
                <draw:equation draw:name="f5" draw:formula="if(?f1 ,?f4 ,21600)"/>
                <draw:equation draw:name="f6" draw:formula="if(?f1 ,?f2 ,0)"/>
                <draw:equation draw:name="f7" draw:formula="if(?f1 ,21600,?f4 )"/>
                <draw:handle draw:handle-position="$0 21600" draw:handle-range-x-minimum="6629" draw:handle-range-x-maximum="14971"/>
              </draw:enhanced-geometry>
            </draw:custom-shape>
          </table:table-cell>
          <table:table-cell table:style-name="ce1" table:number-columns-repeated="14"/>
          <table:table-cell table:number-columns-repeated="11"/>
        </table:table-row>
        <table:table-row table:style-name="ro1">
          <table:table-cell table:style-name="ce1" table:number-columns-repeated="15"/>
          <table:table-cell table:number-columns-repeated="11"/>
        </table:table-row>
        <table:table-row table:style-name="ro2">
          <table:table-cell table:style-name="ce1" table:number-columns-repeated="3"/>
          <table:table-cell table:style-name="ce4" office:value-type="string">
            <text:p>We need den volunteers, and these volunteers MUST be there for all five days.  We need to send one 5-day volunteer for every 4th scout of the same rank.  These people will help lead the dens of the same rank.      If we send 3 wolves, we do not need to send a den volunteer      If we send 4-7 wolves, we must send 1 5-day den volunteer      If we send 8-11 wolves, we must send 2 5-day den volunteers </text:p>
          </table:table-cell>
          <table:table-cell table:style-name="ce1" table:number-columns-repeated="11"/>
          <table:table-cell table:number-columns-repeated="11"/>
        </table:table-row>
        <table:table-row table:style-name="ro1">
          <table:table-cell table:style-name="ce1" table:number-columns-repeated="15"/>
          <table:table-cell table:number-columns-repeated="11"/>
        </table:table-row>
        <table:table-row table:style-name="ro3">
          <table:table-cell table:style-name="ce1" table:number-columns-repeated="15"/>
          <table:table-cell table:number-columns-repeated="11"/>
        </table:table-row>
        <table:table-row table:style-name="ro1" table:number-rows-repeated="4">
          <table:table-cell table:style-name="ce1" table:number-columns-repeated="15"/>
          <table:table-cell table:number-columns-repeated="11"/>
        </table:table-row>
        <table:table-row table:style-name="ro1">
          <table:table-cell table:style-name="ce2" office:value-type="string">
            <text:p>Volunteer's Name</text:p>
          </table:table-cell>
          <table:table-cell table:style-name="ce2" office:value-type="string">
            <text:p>Den</text:p>
          </table:table-cell>
          <table:table-cell table:style-name="ce2" office:value-type="string">
            <text:p>Email Address</text:p>
          </table:table-cell>
          <table:table-cell table:style-name="ce2" table:number-columns-repeated="3"/>
          <table:table-cell table:style-name="ce5" table:number-columns-repeated="9"/>
          <table:table-cell table:number-columns-repeated="11"/>
        </table:table-row>
        <table:table-row table:style-name="ro4">
          <table:table-cell table:number-columns-repeated="26"/>
        </table:table-row>
        <table:table-row table:style-name="ro1" table:number-rows-repeated="59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tation_And_Den_Volunteers" table:style-name="ta1" table:print="false">
        <office:forms form:automatic-focus="false" form:apply-design-mode="false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5" table:number-columns-repeated="19" table:default-cell-style-name="ce3"/>
        <table:table-row table:style-name="ro1">
          <table:table-cell table:style-name="ce1">
            <draw:custom-shape table:end-cell-address="Station_And_Den_Volunteers.E6" table:end-x="0.674in" table:end-y="0.1575in" draw:z-index="0" draw:style-name="gr2" draw:text-style-name="P2" svg:width="6.4618in" svg:height="2.2717in" svg:x="0.1862in" svg:y="0.0524in">
              <text:p text:style-name="P1">Cub Scout Day Camp</text:p>
              <text:p text:style-name="P1">June 23<text:span text:style-name="T1">rd</text:span> - 27<text:span text:style-name="T1">th</text:span></text:p>
              <text:p text:style-name="P1"><text:span text:style-name="T1">Station/Den Volunteers</text:span></text:p>
  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  <draw:equation draw:name="f0" draw:formula="$0 -10800"/>
                <draw:equation draw:name="f1" draw:formula="?f0 *2"/>
                <draw:equation draw:name="f2" draw:formula="abs(?f1 )"/>
                <draw:equation draw:name="f3" draw:formula="if(?f1 ,0,?f2 )"/>
                <draw:equation draw:name="f4" draw:formula="21600-?f2 "/>
                <draw:equation draw:name="f5" draw:formula="if(?f1 ,?f4 ,21600)"/>
                <draw:equation draw:name="f6" draw:formula="if(?f1 ,?f2 ,0)"/>
                <draw:equation draw:name="f7" draw:formula="if(?f1 ,21600,?f4 )"/>
                <draw:handle draw:handle-position="$0 21600" draw:handle-range-x-minimum="6629" draw:handle-range-x-maximum="14971"/>
              </draw:enhanced-geometry>
            </draw:custom-shape>
          </table:table-cell>
          <table:table-cell table:style-name="ce1" table:number-columns-repeated="13"/>
          <table:table-cell table:number-columns-repeated="11"/>
        </table:table-row>
        <table:table-row table:style-name="ro5">
          <table:table-cell table:style-name="ce1" table:number-columns-repeated="5"/>
          <table:table-cell table:style-name="ce4" office:value-type="string">
            <text:p>We need volunteers for stations or dens to cover 5-days.  To cover this requirement, we mix rank and days.  So, for every 4th boy registered (regardless of rank), we need one volunteer to cover each of the 5 days.  This could be a combination of 1 2-day volunteer and 1 3-day volunteer. </text:p>
          </table:table-cell>
          <table:table-cell table:style-name="ce1" table:number-columns-repeated="8"/>
          <table:table-cell table:number-columns-repeated="11"/>
        </table:table-row>
        <table:table-row table:style-name="ro1" table:number-rows-repeated="6">
          <table:table-cell table:style-name="ce1" table:number-columns-repeated="14"/>
          <table:table-cell table:number-columns-repeated="11"/>
        </table:table-row>
        <table:table-row table:style-name="ro6">
          <table:table-cell table:style-name="ce2" office:value-type="string">
            <text:p>June 23<text:span text:style-name="T1">rd</text:span></text:p>
          </table:table-cell>
          <table:table-cell table:style-name="ce2" office:value-type="string">
            <text:p>June 24<text:span text:style-name="T1">th</text:span></text:p>
          </table:table-cell>
          <table:table-cell table:style-name="ce2" office:value-type="string">
            <text:p>June 25<text:span text:style-name="T1">th</text:span></text:p>
          </table:table-cell>
          <table:table-cell table:style-name="ce2" office:value-type="string">
            <text:p>June 26<text:span text:style-name="T1">th</text:span></text:p>
          </table:table-cell>
          <table:table-cell table:style-name="ce2" office:value-type="string">
            <text:p>June 27<text:span text:style-name="T1">th</text:span></text:p>
          </table:table-cell>
          <table:table-cell table:style-name="ce5" table:number-columns-repeated="9"/>
          <table:table-cell table:number-columns-repeated="11"/>
        </table:table-row>
        <table:table-row table:style-name="ro1" table:number-rows-repeated="60">
          <table:table-cell table:number-columns-repeated="25"/>
        </table:table-row>
        <table:table-row table:style-name="ro1"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7">03/27/2008</text:date>, <text:time>12:4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Ken Ross</meta:initial-creator>
    <meta:creation-date>2008-03-27T12:08:58</meta:creation-date>
    <dc:creator>Ken Ross</dc:creator>
    <dc:date>2008-03-27T12:42:37</dc:date>
    <meta:editing-cycles>1</meta:editing-cycles>
    <meta:editing-duration>PT4M2S</meta:editing-duration>
    <meta:user-defined meta:name="Info 1"/>
    <meta:user-defined meta:name="Info 2"/>
    <meta:user-defined meta:name="Info 3"/>
    <meta:user-defined meta:name="Info 4"/>
    <meta:document-statistic meta:table-count="2" meta:cell-count="10" meta:object-count="2"/>
  </office:meta>
</office:document-meta>
</file>